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25b" officeooo:paragraph-rsid="000b2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arence → désinstaller nouveau thème → installer et mettre par défaut nouveau thè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0:20:58.954170243</meta:creation-date>
    <dc:date>2021-01-07T10:22:24.043713269</dc:date>
    <meta:editing-duration>PT1M25S</meta:editing-duration>
    <meta:editing-cycles>1</meta:editing-cycles>
    <meta:document-statistic meta:table-count="0" meta:image-count="0" meta:object-count="0" meta:page-count="1" meta:paragraph-count="1" meta:word-count="13" meta:character-count="85" meta:non-whitespace-character-count="73"/>
    <meta:generator>LibreOffice/6.1.5.2$Linux_X86_64 LibreOffice_project/10$Build-2</meta:generator>
  </office:meta>
</office:document-meta>
</file>